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8cm" svg:height="9.004cm" svg:x="0.165cm" svg:y="7.995cm">
            <draw:object draw:notify-on-update-of-ranges="Sheet1.A15:Sheet1.D15 Sheet1.A16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642cm" svg:height="7.942cm" svg:x="17.279cm" svg:y="8.765cm">
            <draw:object draw:notify-on-update-of-ranges="Sheet1.A2:Sheet1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653cm" svg:height="7.65cm" svg:x="48.538cm" svg:y="9.297cm">
            <draw:object draw:notify-on-update-of-ranges="Sheet1.A8:Sheet1.T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683cm" svg:height="7.134cm" svg:x="33.427cm" svg:y="9.058cm">
            <draw:object draw:notify-on-update-of-ranges="Sheet1.A5:Sheet1.T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921cm" svg:height="7.277cm" svg:x="63.749cm" svg:y="9.483cm">
            <draw:object draw:notify-on-update-of-ranges="Sheet1.A11:Sheet1.T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1 query</text:p>
          </table:table-cell>
        </table:table-row>
        <table:table-row table:style-name="ro1">
          <table:table-cell table:style-name="ce1" office:value-type="float" office:value="21.9957828521729" calcext:value-type="float">
            <text:p>21.9957828521729</text:p>
          </table:table-cell>
          <table:table-cell office:value-type="float" office:value="25.0468254089355" calcext:value-type="float">
            <text:p>25.0468254089355</text:p>
          </table:table-cell>
          <table:table-cell office:value-type="float" office:value="31.7549705505371" calcext:value-type="float">
            <text:p>31.7549705505371</text:p>
          </table:table-cell>
          <table:table-cell office:value-type="float" office:value="27.625560760498" calcext:value-type="float">
            <text:p>27.625560760498</text:p>
          </table:table-cell>
          <table:table-cell office:value-type="float" office:value="44.5253849029541" calcext:value-type="float">
            <text:p>44.5253849029541</text:p>
          </table:table-cell>
          <table:table-cell office:value-type="float" office:value="32.9282283782959" calcext:value-type="float">
            <text:p>32.9282283782959</text:p>
          </table:table-cell>
          <table:table-cell office:value-type="float" office:value="26.8981456756592" calcext:value-type="float">
            <text:p>26.8981456756592</text:p>
          </table:table-cell>
          <table:table-cell office:value-type="float" office:value="30.9891700744629" calcext:value-type="float">
            <text:p>30.9891700744629</text:p>
          </table:table-cell>
          <table:table-cell office:value-type="float" office:value="25.4595279693604" calcext:value-type="float">
            <text:p>25.4595279693604</text:p>
          </table:table-cell>
          <table:table-cell office:value-type="float" office:value="33.411979675293" calcext:value-type="float">
            <text:p>33.411979675293</text:p>
          </table:table-cell>
          <table:table-cell office:value-type="float" office:value="26.0841846466064" calcext:value-type="float">
            <text:p>26.0841846466064</text:p>
          </table:table-cell>
          <table:table-cell table:style-name="ce1" office:value-type="float" office:value="26.3545513153076" calcext:value-type="float">
            <text:p>26.3545513153076</text:p>
          </table:table-cell>
          <table:table-cell office:value-type="float" office:value="30.1473140716553" calcext:value-type="float">
            <text:p>30.1473140716553</text:p>
          </table:table-cell>
          <table:table-cell office:value-type="float" office:value="26.3576507568359" calcext:value-type="float">
            <text:p>26.3576507568359</text:p>
          </table:table-cell>
          <table:table-cell office:value-type="float" office:value="28.3553600311279" calcext:value-type="float">
            <text:p>28.3553600311279</text:p>
          </table:table-cell>
          <table:table-cell office:value-type="float" office:value="26.7660617828369" calcext:value-type="float">
            <text:p>26.7660617828369</text:p>
          </table:table-cell>
          <table:table-cell office:value-type="float" office:value="30.4553508758545" calcext:value-type="float">
            <text:p>30.4553508758545</text:p>
          </table:table-cell>
          <table:table-cell office:value-type="float" office:value="29.9222469329834" calcext:value-type="float">
            <text:p>29.9222469329834</text:p>
          </table:table-cell>
          <table:table-cell office:value-type="float" office:value="23.8361358642578" calcext:value-type="float">
            <text:p>23.8361358642578</text:p>
          </table:table-cell>
          <table:table-cell office:value-type="float" office:value="34.9662303924561" calcext:value-type="float">
            <text:p>34.9662303924561</text:p>
          </table:table-cell>
          <table:table-cell table:formula="of:=AVERAGE([.A2:.T2])" office:value-type="float" office:value="29.1940331459045" calcext:value-type="float">
            <text:p>29.194033145904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2 query</text:p>
          </table:table-cell>
        </table:table-row>
        <table:table-row table:style-name="ro1">
          <table:table-cell table:style-name="ce1" office:value-type="float" office:value="41.5341854095459" calcext:value-type="float">
            <text:p>41.5341854095459</text:p>
          </table:table-cell>
          <table:table-cell office:value-type="float" office:value="42.2513484954834" calcext:value-type="float">
            <text:p>42.2513484954834</text:p>
          </table:table-cell>
          <table:table-cell office:value-type="float" office:value="38.538932800293" calcext:value-type="float">
            <text:p>38.538932800293</text:p>
          </table:table-cell>
          <table:table-cell office:value-type="float" office:value="59.7732067108154" calcext:value-type="float">
            <text:p>59.7732067108154</text:p>
          </table:table-cell>
          <table:table-cell office:value-type="float" office:value="39.919376373291" calcext:value-type="float">
            <text:p>39.919376373291</text:p>
          </table:table-cell>
          <table:table-cell office:value-type="float" office:value="39.3121242523193" calcext:value-type="float">
            <text:p>39.3121242523193</text:p>
          </table:table-cell>
          <table:table-cell office:value-type="float" office:value="38.1362438201904" calcext:value-type="float">
            <text:p>38.1362438201904</text:p>
          </table:table-cell>
          <table:table-cell office:value-type="float" office:value="37.4116897583008" calcext:value-type="float">
            <text:p>37.4116897583008</text:p>
          </table:table-cell>
          <table:table-cell office:value-type="float" office:value="40.522575378418" calcext:value-type="float">
            <text:p>40.522575378418</text:p>
          </table:table-cell>
          <table:table-cell office:value-type="float" office:value="38.3336544036865" calcext:value-type="float">
            <text:p>38.3336544036865</text:p>
          </table:table-cell>
          <table:table-cell office:value-type="float" office:value="40.6570434570313" calcext:value-type="float">
            <text:p>40.6570434570313</text:p>
          </table:table-cell>
          <table:table-cell office:value-type="float" office:value="38.449764251709" calcext:value-type="float">
            <text:p>38.449764251709</text:p>
          </table:table-cell>
          <table:table-cell office:value-type="float" office:value="37.9669666290283" calcext:value-type="float">
            <text:p>37.9669666290283</text:p>
          </table:table-cell>
          <table:table-cell office:value-type="float" office:value="43.1368350982666" calcext:value-type="float">
            <text:p>43.1368350982666</text:p>
          </table:table-cell>
          <table:table-cell office:value-type="float" office:value="40.433406829834" calcext:value-type="float">
            <text:p>40.433406829834</text:p>
          </table:table-cell>
          <table:table-cell office:value-type="float" office:value="46.0164546966553" calcext:value-type="float">
            <text:p>46.0164546966553</text:p>
          </table:table-cell>
          <table:table-cell office:value-type="float" office:value="37.5523567199707" calcext:value-type="float">
            <text:p>37.5523567199707</text:p>
          </table:table-cell>
          <table:table-cell office:value-type="float" office:value="37.2684001922607" calcext:value-type="float">
            <text:p>37.2684001922607</text:p>
          </table:table-cell>
          <table:table-cell office:value-type="float" office:value="39.7062301635742" calcext:value-type="float">
            <text:p>39.7062301635742</text:p>
          </table:table-cell>
          <table:table-cell office:value-type="float" office:value="37.4183654785156" calcext:value-type="float">
            <text:p>37.4183654785156</text:p>
          </table:table-cell>
          <table:table-cell table:formula="of:=AVERAGE([.A5:.T5])" office:value-type="float" office:value="40.7169580459595" calcext:value-type="float">
            <text:p>40.716958045959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3 query</text:p>
          </table:table-cell>
        </table:table-row>
        <table:table-row table:style-name="ro1">
          <table:table-cell table:style-name="ce1" office:value-type="float" office:value="104.815721511841" calcext:value-type="float">
            <text:p>104.815721511841</text:p>
          </table:table-cell>
          <table:table-cell office:value-type="float" office:value="121.966600418091" calcext:value-type="float">
            <text:p>121.966600418091</text:p>
          </table:table-cell>
          <table:table-cell office:value-type="float" office:value="99.5500087738037" calcext:value-type="float">
            <text:p>99.5500087738037</text:p>
          </table:table-cell>
          <table:table-cell office:value-type="float" office:value="101.957559585571" calcext:value-type="float">
            <text:p>101.957559585571</text:p>
          </table:table-cell>
          <table:table-cell office:value-type="float" office:value="120.755910873413" calcext:value-type="float">
            <text:p>120.755910873413</text:p>
          </table:table-cell>
          <table:table-cell office:value-type="float" office:value="97.8071689605713" calcext:value-type="float">
            <text:p>97.8071689605713</text:p>
          </table:table-cell>
          <table:table-cell office:value-type="float" office:value="102.079153060913" calcext:value-type="float">
            <text:p>102.079153060913</text:p>
          </table:table-cell>
          <table:table-cell office:value-type="float" office:value="109.487056732178" calcext:value-type="float">
            <text:p>109.487056732178</text:p>
          </table:table-cell>
          <table:table-cell office:value-type="float" office:value="105.945587158203" calcext:value-type="float">
            <text:p>105.945587158203</text:p>
          </table:table-cell>
          <table:table-cell office:value-type="float" office:value="101.816892623901" calcext:value-type="float">
            <text:p>101.816892623901</text:p>
          </table:table-cell>
          <table:table-cell office:value-type="float" office:value="107.43522644043" calcext:value-type="float">
            <text:p>107.43522644043</text:p>
          </table:table-cell>
          <table:table-cell office:value-type="float" office:value="130.728006362915" calcext:value-type="float">
            <text:p>130.728006362915</text:p>
          </table:table-cell>
          <table:table-cell office:value-type="float" office:value="102.078676223755" calcext:value-type="float">
            <text:p>102.078676223755</text:p>
          </table:table-cell>
          <table:table-cell office:value-type="float" office:value="105.284452438355" calcext:value-type="float">
            <text:p>105.284452438355</text:p>
          </table:table-cell>
          <table:table-cell office:value-type="float" office:value="99.8711585998535" calcext:value-type="float">
            <text:p>99.8711585998535</text:p>
          </table:table-cell>
          <table:table-cell office:value-type="float" office:value="100.467443466187" calcext:value-type="float">
            <text:p>100.467443466187</text:p>
          </table:table-cell>
          <table:table-cell office:value-type="float" office:value="100.803136825562" calcext:value-type="float">
            <text:p>100.803136825562</text:p>
          </table:table-cell>
          <table:table-cell office:value-type="float" office:value="98.6990928649902" calcext:value-type="float">
            <text:p>98.6990928649902</text:p>
          </table:table-cell>
          <table:table-cell office:value-type="float" office:value="115.91911315918" calcext:value-type="float">
            <text:p>115.91911315918</text:p>
          </table:table-cell>
          <table:table-cell office:value-type="float" office:value="105.446100234985" calcext:value-type="float">
            <text:p>105.446100234985</text:p>
          </table:table-cell>
          <table:table-cell table:formula="of:=AVERAGE([.A8:.T8])" office:value-type="float" office:value="106.645703315735" calcext:value-type="float">
            <text:p>106.64570331573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4 query</text:p>
          </table:table-cell>
        </table:table-row>
        <table:table-row table:style-name="ro1">
          <table:table-cell table:style-name="ce1" office:value-type="float" office:value="130.189657211304" calcext:value-type="float">
            <text:p>130.189657211304</text:p>
          </table:table-cell>
          <table:table-cell office:value-type="float" office:value="144.810438156128" calcext:value-type="float">
            <text:p>144.810438156128</text:p>
          </table:table-cell>
          <table:table-cell office:value-type="float" office:value="186.442852020264" calcext:value-type="float">
            <text:p>186.442852020264</text:p>
          </table:table-cell>
          <table:table-cell office:value-type="float" office:value="127.835512161255" calcext:value-type="float">
            <text:p>127.835512161255</text:p>
          </table:table-cell>
          <table:table-cell office:value-type="float" office:value="125.91028213501" calcext:value-type="float">
            <text:p>125.91028213501</text:p>
          </table:table-cell>
          <table:table-cell office:value-type="float" office:value="135.502576828003" calcext:value-type="float">
            <text:p>135.502576828003</text:p>
          </table:table-cell>
          <table:table-cell office:value-type="float" office:value="123.658657073975" calcext:value-type="float">
            <text:p>123.658657073975</text:p>
          </table:table-cell>
          <table:table-cell office:value-type="float" office:value="303.094387054443" calcext:value-type="float">
            <text:p>303.094387054443</text:p>
          </table:table-cell>
          <table:table-cell office:value-type="float" office:value="128.533840179443" calcext:value-type="float">
            <text:p>128.533840179443</text:p>
          </table:table-cell>
          <table:table-cell office:value-type="float" office:value="125.884532928467" calcext:value-type="float">
            <text:p>125.884532928467</text:p>
          </table:table-cell>
          <table:table-cell office:value-type="float" office:value="122.838497161865" calcext:value-type="float">
            <text:p>122.838497161865</text:p>
          </table:table-cell>
          <table:table-cell office:value-type="float" office:value="162.791728973389" calcext:value-type="float">
            <text:p>162.791728973389</text:p>
          </table:table-cell>
          <table:table-cell office:value-type="float" office:value="124.58872795105" calcext:value-type="float">
            <text:p>124.58872795105</text:p>
          </table:table-cell>
          <table:table-cell office:value-type="float" office:value="122.993946075439" calcext:value-type="float">
            <text:p>122.993946075439</text:p>
          </table:table-cell>
          <table:table-cell office:value-type="float" office:value="124.733448028564" calcext:value-type="float">
            <text:p>124.733448028564</text:p>
          </table:table-cell>
          <table:table-cell office:value-type="float" office:value="123.193025588989" calcext:value-type="float">
            <text:p>123.193025588989</text:p>
          </table:table-cell>
          <table:table-cell office:value-type="float" office:value="134.827136993408" calcext:value-type="float">
            <text:p>134.827136993408</text:p>
          </table:table-cell>
          <table:table-cell office:value-type="float" office:value="122.327566146851" calcext:value-type="float">
            <text:p>122.327566146851</text:p>
          </table:table-cell>
          <table:table-cell office:value-type="float" office:value="135.246515274048" calcext:value-type="float">
            <text:p>135.246515274048</text:p>
          </table:table-cell>
          <table:table-cell office:value-type="float" office:value="120.540618896484" calcext:value-type="float">
            <text:p>120.540618896484</text:p>
          </table:table-cell>
          <table:table-cell table:formula="of:=AVERAGE([.A11:.T11])" office:value-type="float" office:value="141.297197341919" calcext:value-type="float">
            <text:p>141.297197341919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Average 1 query</text:p>
          </table:table-cell>
          <table:table-cell office:value-type="string" calcext:value-type="string">
            <text:p>Average 2 query</text:p>
          </table:table-cell>
          <table:table-cell office:value-type="string" calcext:value-type="string">
            <text:p>Average 3 query</text:p>
          </table:table-cell>
          <table:table-cell office:value-type="string" calcext:value-type="string">
            <text:p>Average 4 query</text:p>
          </table:table-cell>
          <table:table-cell table:number-columns-repeated="17"/>
        </table:table-row>
        <table:table-row table:style-name="ro1">
          <table:table-cell office:value-type="float" office:value="29.1940331459045" calcext:value-type="float">
            <text:p>29.1940331459045</text:p>
          </table:table-cell>
          <table:table-cell office:value-type="float" office:value="40.7169580459595" calcext:value-type="float">
            <text:p>40.7169580459595</text:p>
          </table:table-cell>
          <table:table-cell office:value-type="float" office:value="106.645703315735" calcext:value-type="float">
            <text:p>106.645703315735</text:p>
          </table:table-cell>
          <table:table-cell office:value-type="float" office:value="141.297197341919" calcext:value-type="float">
            <text:p>141.29719734191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38:19.676115829</meta:creation-date>
    <dc:date>2023-11-30T15:38:58.603317664</dc:date>
    <meta:editing-duration>PT1H14M57S</meta:editing-duration>
    <meta:editing-cycles>3</meta:editing-cycles>
    <meta:generator>LibreOffice/7.3.7.2$Linux_X86_64 LibreOffice_project/30$Build-2</meta:generator>
    <meta:document-statistic meta:table-count="1" meta:cell-count="17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plot-area chart:style-name="ch2" table:cell-range-address="Sheet1.A15:Sheet1.D16" chart:data-source-has-labels="row" svg:x="0.168cm" svg:y="0.128cm" svg:width="15.348cm" svg:height="8.643cm">
          <chart:coordinate-region svg:x="0.975cm" svg:y="0.327cm" svg:width="14.541cm" svg:height="7.797cm"/>
          <chart:axis chart:dimension="x" chart:name="primary-x" chart:style-name="ch3" chartooo:axis-type="auto">
            <chartooo:date-scale/>
            <chart:categories table:cell-range-address="Sheet1.A15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6:Sheet1.D1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1 query</text:p>
                <draw:g>
                  <svg:desc>Sheet1.A15:Sheet1.D15</svg:desc>
                </draw:g>
              </table:table-cell>
              <table:table-cell office:value-type="string">
                <text:p>Average 2 query</text:p>
              </table:table-cell>
              <table:table-cell office:value-type="string">
                <text:p>Average 3 query</text:p>
              </table:table-cell>
              <table:table-cell office:value-type="string">
                <text:p>Average 4 query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9.1940331459045">
                <text:p>29.1940331459045</text:p>
                <draw:g>
                  <svg:desc>Sheet1.A16:Sheet1.D16</svg:desc>
                </draw:g>
              </table:table-cell>
              <table:table-cell office:value-type="float" office:value="40.7169580459595">
                <text:p>40.7169580459595</text:p>
              </table:table-cell>
              <table:table-cell office:value-type="float" office:value="106.645703315735">
                <text:p>106.645703315735</text:p>
              </table:table-cell>
              <table:table-cell office:value-type="float" office:value="141.297197341919">
                <text:p>141.297197341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43cm" svg:height="7.943cm" xlink:href=".." xlink:type="simple" chart:class="chart:line" chart:style-name="ch1">
        <chart:plot-area chart:style-name="ch2" table:cell-range-address="Sheet1.A2:Sheet1.T2" svg:x="0.292cm" svg:y="0.158cm" svg:width="14.059cm" svg:height="7.627cm">
          <chart:coordinate-region svg:x="0.913cm" svg:y="0.358cm" svg:width="13.252cm" svg:height="6.7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:Sheet1.T2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.9957828521729">
                <text:p>21.9957828521729</text:p>
                <draw:g>
                  <svg:desc>Sheet1.A2:Sheet1.T2</svg:desc>
                </draw:g>
              </table:table-cell>
              <table:table-cell office:value-type="float" office:value="25.0468254089355">
                <text:p>25.0468254089355</text:p>
              </table:table-cell>
              <table:table-cell office:value-type="float" office:value="31.7549705505371">
                <text:p>31.7549705505371</text:p>
              </table:table-cell>
              <table:table-cell office:value-type="float" office:value="27.625560760498">
                <text:p>27.625560760498</text:p>
              </table:table-cell>
              <table:table-cell office:value-type="float" office:value="44.5253849029541">
                <text:p>44.5253849029541</text:p>
              </table:table-cell>
              <table:table-cell office:value-type="float" office:value="32.9282283782959">
                <text:p>32.9282283782959</text:p>
              </table:table-cell>
              <table:table-cell office:value-type="float" office:value="26.8981456756592">
                <text:p>26.8981456756592</text:p>
              </table:table-cell>
              <table:table-cell office:value-type="float" office:value="30.9891700744629">
                <text:p>30.9891700744629</text:p>
              </table:table-cell>
              <table:table-cell office:value-type="float" office:value="25.4595279693604">
                <text:p>25.4595279693604</text:p>
              </table:table-cell>
              <table:table-cell office:value-type="float" office:value="33.411979675293">
                <text:p>33.411979675293</text:p>
              </table:table-cell>
              <table:table-cell office:value-type="float" office:value="26.0841846466064">
                <text:p>26.0841846466064</text:p>
              </table:table-cell>
              <table:table-cell office:value-type="float" office:value="26.3545513153076">
                <text:p>26.3545513153076</text:p>
              </table:table-cell>
              <table:table-cell office:value-type="float" office:value="30.1473140716553">
                <text:p>30.1473140716553</text:p>
              </table:table-cell>
              <table:table-cell office:value-type="float" office:value="26.3576507568359">
                <text:p>26.3576507568359</text:p>
              </table:table-cell>
              <table:table-cell office:value-type="float" office:value="28.3553600311279">
                <text:p>28.3553600311279</text:p>
              </table:table-cell>
              <table:table-cell office:value-type="float" office:value="26.7660617828369">
                <text:p>26.7660617828369</text:p>
              </table:table-cell>
              <table:table-cell office:value-type="float" office:value="30.4553508758545">
                <text:p>30.4553508758545</text:p>
              </table:table-cell>
              <table:table-cell office:value-type="float" office:value="29.9222469329834">
                <text:p>29.9222469329834</text:p>
              </table:table-cell>
              <table:table-cell office:value-type="float" office:value="23.8361358642578">
                <text:p>23.8361358642578</text:p>
              </table:table-cell>
              <table:table-cell office:value-type="float" office:value="34.9662303924561">
                <text:p>34.9662303924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54cm" svg:height="7.651cm" xlink:href=".." xlink:type="simple" chart:class="chart:line" chart:style-name="ch1">
        <chart:plot-area chart:style-name="ch2" table:cell-range-address="Sheet1.A8:Sheet1.T8" svg:x="0.273cm" svg:y="0.153cm" svg:width="13.108cm" svg:height="7.345cm">
          <chart:coordinate-region svg:x="1.08cm" svg:y="0.353cm" svg:width="12.115cm" svg:height="6.4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8:Sheet1.T8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04.815721511841">
                <text:p>104.815721511841</text:p>
                <draw:g>
                  <svg:desc>Sheet1.A8:Sheet1.T8</svg:desc>
                </draw:g>
              </table:table-cell>
              <table:table-cell office:value-type="float" office:value="121.966600418091">
                <text:p>121.966600418091</text:p>
              </table:table-cell>
              <table:table-cell office:value-type="float" office:value="99.5500087738037">
                <text:p>99.5500087738037</text:p>
              </table:table-cell>
              <table:table-cell office:value-type="float" office:value="101.957559585571">
                <text:p>101.957559585571</text:p>
              </table:table-cell>
              <table:table-cell office:value-type="float" office:value="120.755910873413">
                <text:p>120.755910873413</text:p>
              </table:table-cell>
              <table:table-cell office:value-type="float" office:value="97.8071689605713">
                <text:p>97.8071689605713</text:p>
              </table:table-cell>
              <table:table-cell office:value-type="float" office:value="102.079153060913">
                <text:p>102.079153060913</text:p>
              </table:table-cell>
              <table:table-cell office:value-type="float" office:value="109.487056732178">
                <text:p>109.487056732178</text:p>
              </table:table-cell>
              <table:table-cell office:value-type="float" office:value="105.945587158203">
                <text:p>105.945587158203</text:p>
              </table:table-cell>
              <table:table-cell office:value-type="float" office:value="101.816892623901">
                <text:p>101.816892623901</text:p>
              </table:table-cell>
              <table:table-cell office:value-type="float" office:value="107.43522644043">
                <text:p>107.43522644043</text:p>
              </table:table-cell>
              <table:table-cell office:value-type="float" office:value="130.728006362915">
                <text:p>130.728006362915</text:p>
              </table:table-cell>
              <table:table-cell office:value-type="float" office:value="102.078676223755">
                <text:p>102.078676223755</text:p>
              </table:table-cell>
              <table:table-cell office:value-type="float" office:value="105.284452438355">
                <text:p>105.284452438355</text:p>
              </table:table-cell>
              <table:table-cell office:value-type="float" office:value="99.8711585998535">
                <text:p>99.8711585998535</text:p>
              </table:table-cell>
              <table:table-cell office:value-type="float" office:value="100.467443466187">
                <text:p>100.467443466187</text:p>
              </table:table-cell>
              <table:table-cell office:value-type="float" office:value="100.803136825562">
                <text:p>100.803136825562</text:p>
              </table:table-cell>
              <table:table-cell office:value-type="float" office:value="98.6990928649902">
                <text:p>98.6990928649902</text:p>
              </table:table-cell>
              <table:table-cell office:value-type="float" office:value="115.91911315918">
                <text:p>115.91911315918</text:p>
              </table:table-cell>
              <table:table-cell office:value-type="float" office:value="105.446100234985">
                <text:p>105.446100234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84cm" svg:height="7.135cm" xlink:href=".." xlink:type="simple" chart:class="chart:line" chart:style-name="ch1">
        <chart:plot-area chart:style-name="ch2" table:cell-range-address="Sheet1.A5:Sheet1.T5" svg:x="0.253cm" svg:y="0.142cm" svg:width="12.178cm" svg:height="6.851cm">
          <chart:coordinate-region svg:x="0.874cm" svg:y="0.342cm" svg:width="11.371cm" svg:height="6.00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5:Sheet1.T5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1.5341854095459">
                <text:p>41.5341854095459</text:p>
                <draw:g>
                  <svg:desc>Sheet1.A5:Sheet1.T5</svg:desc>
                </draw:g>
              </table:table-cell>
              <table:table-cell office:value-type="float" office:value="42.2513484954834">
                <text:p>42.2513484954834</text:p>
              </table:table-cell>
              <table:table-cell office:value-type="float" office:value="38.538932800293">
                <text:p>38.538932800293</text:p>
              </table:table-cell>
              <table:table-cell office:value-type="float" office:value="59.7732067108154">
                <text:p>59.7732067108154</text:p>
              </table:table-cell>
              <table:table-cell office:value-type="float" office:value="39.919376373291">
                <text:p>39.919376373291</text:p>
              </table:table-cell>
              <table:table-cell office:value-type="float" office:value="39.3121242523193">
                <text:p>39.3121242523193</text:p>
              </table:table-cell>
              <table:table-cell office:value-type="float" office:value="38.1362438201904">
                <text:p>38.1362438201904</text:p>
              </table:table-cell>
              <table:table-cell office:value-type="float" office:value="37.4116897583008">
                <text:p>37.4116897583008</text:p>
              </table:table-cell>
              <table:table-cell office:value-type="float" office:value="40.522575378418">
                <text:p>40.522575378418</text:p>
              </table:table-cell>
              <table:table-cell office:value-type="float" office:value="38.3336544036865">
                <text:p>38.3336544036865</text:p>
              </table:table-cell>
              <table:table-cell office:value-type="float" office:value="40.6570434570313">
                <text:p>40.6570434570313</text:p>
              </table:table-cell>
              <table:table-cell office:value-type="float" office:value="38.449764251709">
                <text:p>38.449764251709</text:p>
              </table:table-cell>
              <table:table-cell office:value-type="float" office:value="37.9669666290283">
                <text:p>37.9669666290283</text:p>
              </table:table-cell>
              <table:table-cell office:value-type="float" office:value="43.1368350982666">
                <text:p>43.1368350982666</text:p>
              </table:table-cell>
              <table:table-cell office:value-type="float" office:value="40.433406829834">
                <text:p>40.433406829834</text:p>
              </table:table-cell>
              <table:table-cell office:value-type="float" office:value="46.0164546966553">
                <text:p>46.0164546966553</text:p>
              </table:table-cell>
              <table:table-cell office:value-type="float" office:value="37.5523567199707">
                <text:p>37.5523567199707</text:p>
              </table:table-cell>
              <table:table-cell office:value-type="float" office:value="37.2684001922607">
                <text:p>37.2684001922607</text:p>
              </table:table-cell>
              <table:table-cell office:value-type="float" office:value="39.7062301635742">
                <text:p>39.7062301635742</text:p>
              </table:table-cell>
              <table:table-cell office:value-type="float" office:value="37.4183654785156">
                <text:p>37.41836547851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22cm" svg:height="7.278cm" xlink:href=".." xlink:type="simple" chart:class="chart:line" chart:style-name="ch1">
        <chart:plot-area chart:style-name="ch2" table:cell-range-address="Sheet1.A11:Sheet1.T11" svg:x="0.258cm" svg:y="0.145cm" svg:width="12.406cm" svg:height="6.988cm">
          <chart:coordinate-region svg:x="1.065cm" svg:y="0.344cm" svg:width="11.412cm" svg:height="6.1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11:Sheet1.T11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30.189657211304">
                <text:p>130.189657211304</text:p>
                <draw:g>
                  <svg:desc>Sheet1.A11:Sheet1.T11</svg:desc>
                </draw:g>
              </table:table-cell>
              <table:table-cell office:value-type="float" office:value="144.810438156128">
                <text:p>144.810438156128</text:p>
              </table:table-cell>
              <table:table-cell office:value-type="float" office:value="186.442852020264">
                <text:p>186.442852020264</text:p>
              </table:table-cell>
              <table:table-cell office:value-type="float" office:value="127.835512161255">
                <text:p>127.835512161255</text:p>
              </table:table-cell>
              <table:table-cell office:value-type="float" office:value="125.91028213501">
                <text:p>125.91028213501</text:p>
              </table:table-cell>
              <table:table-cell office:value-type="float" office:value="135.502576828003">
                <text:p>135.502576828003</text:p>
              </table:table-cell>
              <table:table-cell office:value-type="float" office:value="123.658657073975">
                <text:p>123.658657073975</text:p>
              </table:table-cell>
              <table:table-cell office:value-type="float" office:value="303.094387054443">
                <text:p>303.094387054443</text:p>
              </table:table-cell>
              <table:table-cell office:value-type="float" office:value="128.533840179443">
                <text:p>128.533840179443</text:p>
              </table:table-cell>
              <table:table-cell office:value-type="float" office:value="125.884532928467">
                <text:p>125.884532928467</text:p>
              </table:table-cell>
              <table:table-cell office:value-type="float" office:value="122.838497161865">
                <text:p>122.838497161865</text:p>
              </table:table-cell>
              <table:table-cell office:value-type="float" office:value="162.791728973389">
                <text:p>162.791728973389</text:p>
              </table:table-cell>
              <table:table-cell office:value-type="float" office:value="124.58872795105">
                <text:p>124.58872795105</text:p>
              </table:table-cell>
              <table:table-cell office:value-type="float" office:value="122.993946075439">
                <text:p>122.993946075439</text:p>
              </table:table-cell>
              <table:table-cell office:value-type="float" office:value="124.733448028564">
                <text:p>124.733448028564</text:p>
              </table:table-cell>
              <table:table-cell office:value-type="float" office:value="123.193025588989">
                <text:p>123.193025588989</text:p>
              </table:table-cell>
              <table:table-cell office:value-type="float" office:value="134.827136993408">
                <text:p>134.827136993408</text:p>
              </table:table-cell>
              <table:table-cell office:value-type="float" office:value="122.327566146851">
                <text:p>122.327566146851</text:p>
              </table:table-cell>
              <table:table-cell office:value-type="float" office:value="135.246515274048">
                <text:p>135.246515274048</text:p>
              </table:table-cell>
              <table:table-cell office:value-type="float" office:value="120.540618896484">
                <text:p>120.5406188964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